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margin-left="0.616cm" fo:margin-right="0cm" fo:text-indent="0cm" style:auto-text-indent="false"/>
      <style:text-properties officeooo:rsid="001e1232" officeooo:paragraph-rsid="001e1232"/>
    </style:style>
    <style:style style:name="P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14" style:family="paragraph" style:parent-style-name="Standard">
      <style:paragraph-properties fo:margin-left="0cm" fo:margin-right="0cm" fo:text-indent="0cm" style:auto-text-indent="false"/>
      <style:text-properties officeooo:rsid="0023463b" officeooo:paragraph-rsid="0023463b"/>
    </style:style>
    <style:style style:name="P15" style:family="paragraph" style:parent-style-name="Standard">
      <style:paragraph-properties fo:margin-left="0cm" fo:margin-right="0cm" fo:text-indent="0cm" style:auto-text-indent="false"/>
      <style:text-properties officeooo:rsid="00242d6a" officeooo:paragraph-rsid="00242d6a"/>
    </style:style>
    <style:style style:name="P16" style:family="paragraph" style:parent-style-name="Standard">
      <style:paragraph-properties fo:margin-left="0cm" fo:margin-right="0cm" fo:text-indent="0cm" style:auto-text-indent="false"/>
      <style:text-properties officeooo:rsid="0028cab0" officeooo:paragraph-rsid="0028cab0"/>
    </style:style>
    <style:style style:name="P17" style:family="paragraph" style:parent-style-name="Standard">
      <style:paragraph-properties fo:margin-left="0cm" fo:margin-right="0cm" fo:text-indent="0cm" style:auto-text-indent="false"/>
      <style:text-properties officeooo:rsid="0028cab0" officeooo:paragraph-rsid="002af98c"/>
    </style:style>
    <style:style style:name="P18" style:family="paragraph" style:parent-style-name="Standard">
      <style:paragraph-properties fo:margin-left="0cm" fo:margin-right="0cm" fo:text-indent="0cm" style:auto-text-indent="false"/>
      <style:text-properties officeooo:rsid="002af98c" officeooo:paragraph-rsid="002af98c"/>
    </style:style>
    <style:style style:name="P19" style:family="paragraph" style:parent-style-name="Standard">
      <style:paragraph-properties fo:margin-left="0cm" fo:margin-right="0cm" fo:text-indent="0cm" style:auto-text-indent="false"/>
      <style:text-properties officeooo:rsid="002af98c" officeooo:paragraph-rsid="002d4ca2"/>
    </style:style>
    <style:style style:name="P20" style:family="paragraph" style:parent-style-name="Standard">
      <style:paragraph-properties fo:margin-left="0cm" fo:margin-right="0cm" fo:text-indent="0cm" style:auto-text-indent="false"/>
      <style:text-properties officeooo:rsid="002af98c" officeooo:paragraph-rsid="002df32f"/>
    </style:style>
    <style:style style:name="P21" style:family="paragraph" style:parent-style-name="Standard">
      <style:paragraph-properties fo:margin-left="0cm" fo:margin-right="0cm" fo:text-indent="0cm" style:auto-text-indent="false"/>
      <style:text-properties officeooo:rsid="002cf10f" officeooo:paragraph-rsid="002df32f"/>
    </style:style>
    <style:style style:name="P22" style:family="paragraph" style:parent-style-name="Standard">
      <style:paragraph-properties fo:margin-left="0cm" fo:margin-right="0cm" fo:text-indent="0cm" style:auto-text-indent="false"/>
      <style:text-properties officeooo:rsid="002e1afe" officeooo:paragraph-rsid="002e1afe"/>
    </style:style>
    <style:style style:name="P23" style:family="paragraph" style:parent-style-name="Standard">
      <style:paragraph-properties fo:margin-left="0cm" fo:margin-right="0cm" fo:text-indent="0cm" style:auto-text-indent="false"/>
      <style:text-properties officeooo:rsid="00304eec" officeooo:paragraph-rsid="00304eec"/>
    </style:style>
    <style:style style:name="P24" style:family="paragraph" style:parent-style-name="Standard">
      <style:paragraph-properties fo:margin-left="0cm" fo:margin-right="0cm" fo:text-indent="0cm" style:auto-text-indent="false"/>
      <style:text-properties officeooo:paragraph-rsid="00304eec"/>
    </style:style>
    <style:style style:name="P25"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26"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27" style:family="paragraph" style:parent-style-name="Preformatted_20_Text">
      <style:paragraph-properties fo:margin-top="0cm" fo:margin-bottom="0.499cm" loext:contextual-spacing="false"/>
    </style:style>
    <style:style style:name="P28" style:family="paragraph" style:parent-style-name="Text_20_body">
      <style:text-properties officeooo:rsid="00336898" officeooo:paragraph-rsid="00336898"/>
    </style:style>
    <style:style style:name="P29" style:family="paragraph" style:parent-style-name="Text_20_body">
      <style:text-properties officeooo:rsid="00360a3a" officeooo:paragraph-rsid="00360a3a"/>
    </style:style>
    <style:style style:name="P30" style:family="paragraph" style:parent-style-name="Text_20_body">
      <style:text-properties officeooo:rsid="00376295" officeooo:paragraph-rsid="00376295"/>
    </style:style>
    <style:style style:name="P31" style:family="paragraph" style:parent-style-name="Preformatted_20_Text">
      <style:text-properties officeooo:rsid="00336898" officeooo:paragraph-rsid="00336898"/>
    </style:style>
    <style:style style:name="P32" style:family="paragraph" style:parent-style-name="Standard" style:list-style-name="L1">
      <style:text-properties officeooo:rsid="00191d02" officeooo:paragraph-rsid="00191d02"/>
    </style:style>
    <style:style style:name="P33" style:family="paragraph" style:parent-style-name="Standard" style:list-style-name="L1">
      <style:text-properties officeooo:rsid="001a106e" officeooo:paragraph-rsid="001a106e"/>
    </style:style>
    <style:style style:name="P34" style:family="paragraph" style:parent-style-name="Standard" style:list-style-name="L1">
      <style:text-properties officeooo:rsid="001a106e" officeooo:paragraph-rsid="001cad58"/>
    </style:style>
    <style:style style:name="P35" style:family="paragraph" style:parent-style-name="Standard" style:list-style-name="L2">
      <style:text-properties officeooo:rsid="001e1232" officeooo:paragraph-rsid="001e1232"/>
    </style:style>
    <style:style style:name="P36" style:family="paragraph" style:parent-style-name="Standard" style:list-style-name="L3">
      <style:text-properties officeooo:rsid="0023463b" officeooo:paragraph-rsid="0023463b"/>
    </style:style>
    <style:style style:name="P37" style:family="paragraph" style:parent-style-name="Standard" style:list-style-name="L1">
      <style:paragraph-properties fo:margin-left="0cm" fo:margin-right="0cm" fo:text-indent="-0.635cm" style:auto-text-indent="false"/>
      <style:text-properties officeooo:rsid="001a106e" officeooo:paragraph-rsid="001cad58"/>
    </style:style>
    <style:style style:name="P38" style:family="paragraph" style:parent-style-name="Standard" style:list-style-name="L1">
      <style:paragraph-properties fo:margin-left="0cm" fo:margin-right="0cm" fo:text-indent="-0.635cm" style:auto-text-indent="false"/>
      <style:text-properties officeooo:rsid="001cad58" officeooo:paragraph-rsid="001cad58"/>
    </style:style>
    <style:style style:name="P39"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ed67e"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8413526465143101121" text:style-name="L1">
        <text:list-item>
          <text:p text:style-name="P32">Editing the IOTIVITY simpleclient to work with various resources identification and serving them in all situations in the local network.</text:p>
        </text:list-item>
        <text:list-item>
          <text:p text:style-name="P33">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34">Successfully edited the <text:span text:style-name="T4">server to add the same type of resource <text:s/>by creating another instance with different URI name as a parameterised variable.</text:span></text:p>
          <text:p text:style-name="P37"/>
          <text:p text:style-name="P38">Task:</text:p>
          <text:list>
            <text:list-item>
              <text:list>
                <text:list-header>
                  <text:p text:style-name="P39">Must configure server with the ip address and configure server to access specific IP address resources only</text:p>
                </text:list-header>
              </text:list>
            </text:list-item>
          </text:list>
        </text:list-item>
      </text:list>
      <text:p text:style-name="P8"/>
      <text:p text:style-name="P9">Feb 2<text:span text:style-name="T1">nd</text:span> 2017:</text:p>
      <text:p text:style-name="P2"><text:s text:c="3"/>==&gt;Trying to figure out the iterator object for a MAP object in cpp</text:p>
      <text:list xml:id="list3627863854230222306" text:style-name="L2">
        <text:list-header>
          <text:p text:style-name="P35">map::&lt;string,AttributeValue&gt; temporary_variable</text:p>
          <text:p text:style-name="P35">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7014788972654252078" text:style-name="L3">
        <text:list-item>
          <text:p text:style-name="P36">init()</text:p>
        </text:list-item>
        <text:list-item>
          <text:p text:style-name="P36">discover()</text:p>
        </text:list-item>
        <text:list-item>
          <text:p text:style-name="P36">connect()</text:p>
        </text:list-item>
        <text:list-item>
          <text:p text:style-name="P36">get(any_parmaters.., user_callback )</text:p>
        </text:list-item>
        <text:list-item>
          <text:p text:style-name="P36">put(any_parmaters.., user_callback )</text:p>
        </text:list-item>
      </text:list>
      <text:p text:style-name="P4"/>
      <text:p text:style-name="P14">The above mentioned API's must have user callback function handler as like of underlying programming structure.</text:p>
      <text:p text:style-name="P14"/>
      <text:p text:style-name="P14"/>
      <text:p text:style-name="P15">Feb 6<text:span text:style-name="T1">th</text:span> 2017:</text:p>
      <text:p text:style-name="P15"><text:tab/>install the following libraries:</text:p>
      <text:p text:style-name="P15"><text:tab/>libjson0</text:p>
      <text:p text:style-name="P15"><text:tab/>libjson0-dev </text:p>
      <text:p text:style-name="P15">***************************************************************</text:p>
      <text:p text:style-name="P15"><text:tab/><text:span text:style-name="T7">To convert string in C++ to char * in C use string extension as follows:</text:span></text:p>
      <text:p text:style-name="P15"><text:tab/><text:tab/><text:span text:style-name="T7">string variable;</text:span></text:p>
      <text:p text:style-name="P15"><text:tab/><text:tab/><text:span text:style-name="T7">char * str = variable.c_str();</text:span></text:p>
      <text:p text:style-name="P15"><text:soft-page-break/></text:p>
      <text:p text:style-name="P16"><text:span text:style-name="T12">Feb 1</text:span><text:span text:style-name="T13">5</text:span><text:span text:style-name="T2">h</text:span><text:span text:style-name="T12"> 2017:</text:span> </text:p>
      <text:p text:style-name="P16"><text:tab/><text:tab/></text:p>
      <text:p text:style-name="P21">Observer the error from below</text:p>
      <text:p text:style-name="P20"><text:tab/> Error: variable or field 'get_local' declared void </text:p>
      <text:p text:style-name="P17"><text:tab/></text:p>
      <text:p text:style-name="P17"><text:tab/><text:tab/> <text:span text:style-name="T8">Resource_info *get_local;</text:span></text:p>
      <text:p text:style-name="P18"><text:s text:c="3"/><text:tab/><text:tab/> void get_local=DM_Get(res_local,DM_onGet); ///this instruction is a call</text:p>
      <text:p text:style-name="P18">////////////////////////////////////////////////////////////////////////////////////////</text:p>
      <text:p text:style-name="P20"><text:tab/><text:span text:style-name="T11">Error: variable or field 'DM_Get' declared void </text:span></text:p>
      <text:p text:style-name="P20"/>
      <text:p text:style-name="P20"><text:tab/><text:tab/><text:span text:style-name="T10"> Resource_info *get_local;</text:span></text:p>
      <text:p text:style-name="P19"><text:s text:c="3"/><text:tab/><text:tab/> void DM_Get(res_local,DM_onGet); ///this instruction is a call</text:p>
      <text:p text:style-name="P16"><text:tab/><text:span text:style-name="T9">remove void befor <text:s/>any function call </text:span></text:p>
      <text:p text:style-name="P16"/>
      <text:p text:style-name="P10">Feb 16<text:span text:style-name="T1">th</text:span> 2017:</text:p>
      <text:p text:style-name="P10"/>
      <text:p text:style-name="P22"><text:span text:style-name="T12"><text:tab/><text:tab/></text:span><text:span text:style-name="T16">Working on Void pointer in the given structure</text:span></text:p>
      <text:p text:style-name="P23"><text:span text:style-name="T16">F</text:span><text:span text:style-name="T15">eb 20</text:span><text:span text:style-name="T3">th</text:span><text:span text:style-name="T15"> 2017:</text:span></text:p>
      <text:p text:style-name="P25"><text:tab/>working on enabling the BLE layer in the linux </text:p>
      <text:p text:style-name="P23"/>
      <text:p text:style-name="P23"/>
      <text:p text:style-name="P23"/>
      <text:p text:style-name="P23"/>
      <text:p text:style-name="P11">Feb 21<text:span text:style-name="T1">st</text:span> 2017: Testing BLE Advertising in scan mode</text:p>
      <text:p text:style-name="P12">Link:<text:tab/>https://eclipse.github.io/kura/doc/bluetooth-le-beacon-example.html</text:p>
      <text:p text:style-name="P24"><text:span text:style-name="T14"><text:tab/></text:span>BLE Beacon Example </text:p>
      <text:h text:style-name="P26"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27"><text:span text:style-name="Source_20_Text">sudo hciconfig hci0</text:span></text:p>
      <text:p text:style-name="Text_20_body">If the interface is down, enable it with the following command:</text:p>
      <text:p text:style-name="P27"><text:span text:style-name="Source_20_Text">sudo hciconfig hci0 up</text:span></text:p>
      <text:p text:style-name="Text_20_body">To configure the advertising packet, enter the following command:</text:p>
      <text:p text:style-name="P27"><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27"><text:soft-page-break/><text:span text:style-name="Source_20_Text">sudo hcitool -i hci0 cmd 0x08 0x0006 a0 00 a0 00 03 00 00 00 00 00 00 00 00 07 00</text:span></text:p>
      <text:p text:style-name="Text_20_body">Finally, to start the advertising, enter the following command: <text:span text:style-name="Source_20_Text">sudo hcitool -i hci0 cmd 0x08 0x000a 01 </text:span>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27"><text:span text:style-name="Source_20_Text">sudo hcitool -i hci0 cmd 0x08 0x000a 00</text:span></text:p>
      <text:p text:style-name="P28"><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30">Dump to detect logs of ble</text:p>
      <text:p text:style-name="P30">sudo hcidump --device = hci0 </text:p>
      <text:section text:style-name="Sect1" text:name="Section1" text:protected="true">
        <text:section-source xlink:href="../bluez_adv.sh"/>
        <text:p text:style-name="Text_20_body"/>
      </text:section>
      <text:p text:style-name="P28"/>
      <text:p text:style-name="P29">on of the file</text:p>
      <text:p text:style-name="P31">#!/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NRF24L01+)</text:p>
      <text:p text:style-name="Preformatted_20_Text"><text:soft-page-break/>#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27">sudo hcitool -i hci0 cmd 0x08 0x0008 <text:s/>0e <text:s/>02 01 05 <text:s/>07 09 66 6f 6f 62 61 72 <text:s/>02 ff fe <text:s/>00 00 00 00 00 00 00 00 00 00 00 00 00 00 00 00 00</text:p>
      <text:p text:style-name="P28"/>
      <text:p text:style-name="Text_20_body"><text:bookmark text:name="beacon-advertising-with-esf"/></text:p>
      <text:p text:style-name="P13">BLUEZ installation</text:p>
      <text:p text:style-name="P13"/>
      <text:p text:style-name="P1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13">$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3-17T11:19:00.235911944</dc:date>
    <meta:editing-duration>P1DT6H11M8S</meta:editing-duration>
    <meta:editing-cycles>36</meta:editing-cycles>
    <meta:generator>LibreOffice/5.1.6.2$Linux_X86_64 LibreOffice_project/10m0$Build-2</meta:generator>
    <meta:document-statistic meta:table-count="0" meta:image-count="0" meta:object-count="0" meta:page-count="4" meta:paragraph-count="105" meta:word-count="976" meta:character-count="6455" meta:non-whitespace-character-count="5411"/>
  </office:meta>
</office:document-meta>
</file>